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7DA254E8280E26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paragraph-rsid="0015113a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15113a"/>
    </style:style>
    <style:style style:name="P3" style:family="paragraph" style:parent-style-name="Standard">
      <style:paragraph-properties fo:text-align="start" style:justify-single-word="false"/>
      <style:text-properties officeooo:paragraph-rsid="0015113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113a"/>
    </style:style>
    <style:style style:name="T1" style:family="text">
      <style:text-properties style:text-position="super 58%"/>
    </style:style>
    <style:style style:name="T2" style:family="text">
      <style:text-properties officeooo:rsid="00163b48"/>
    </style:style>
    <style:style style:name="T3" style:family="text">
      <style:text-properties officeooo:rsid="00181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Mass (kg)</text:p>
          </table:table-cell>
          <table:table-cell table:style-name="Table1.C1" office:value-type="string">
            <text:p text:style-name="P1">Orbital Radius (m)</text:p>
          </table:table-cell>
        </table:table-row>
        <table:table-row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>3.30200 × 10<text:span text:style-name="T1">23</text:span></text:p>
          </table:table-cell>
          <table:table-cell table:style-name="Table1.C2" office:value-type="string">
            <text:p text:style-name="P1">5.79 x 10<text:span text:style-name="T1">10</text:span></text:p>
          </table:table-cell>
        </table:table-row>
        <table:table-row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>4.86900 × 10<text:span text:style-name="T1">24</text:span></text:p>
          </table:table-cell>
          <table:table-cell table:style-name="Table1.C2" office:value-type="string">
            <text:p text:style-name="P1">1.08 x 10<text:span text:style-name="T1">11</text:span></text:p>
          </table:table-cell>
        </table:table-row>
        <table:table-row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>5.9742 × 10<text:span text:style-name="T1">24</text:span></text:p>
          </table:table-cell>
          <table:table-cell table:style-name="Table1.C2" office:value-type="string">
            <text:p text:style-name="P1">1.496 x 10<text:span text:style-name="T1">11</text:span></text:p>
          </table:table-cell>
        </table:table-row>
        <table:table-row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>6.4191 × 10<text:span text:style-name="T1">23</text:span></text:p>
          </table:table-cell>
          <table:table-cell table:style-name="Table1.C2" office:value-type="string">
            <text:p text:style-name="P1">2.279 x 10<text:span text:style-name="T1">11</text:span> </text:p>
          </table:table-cell>
        </table:table-row>
        <table:table-row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>1.8987 × 10<text:span text:style-name="T1">27</text:span></text:p>
          </table:table-cell>
          <table:table-cell table:style-name="Table1.C2" office:value-type="string">
            <text:p text:style-name="P1">7.78 x 10<text:span text:style-name="T1">11</text:span></text:p>
          </table:table-cell>
        </table:table-row>
        <table:table-row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>5.6851 × 10<text:span text:style-name="T1">26</text:span></text:p>
          </table:table-cell>
          <table:table-cell table:style-name="Table1.C2" office:value-type="string">
            <text:p text:style-name="P1">1.433 x 10<text:span text:style-name="T1">12</text:span></text:p>
          </table:table-cell>
        </table:table-row>
        <table:table-row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>8.6849 × 10<text:span text:style-name="T1">25</text:span></text:p>
          </table:table-cell>
          <table:table-cell table:style-name="Table1.C2" office:value-type="string">
            <text:p text:style-name="P1">2.87 x 10<text:span text:style-name="T1">12</text:span></text:p>
          </table:table-cell>
        </table:table-row>
        <table:table-row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>1.0244 × 10<text:span text:style-name="T1">26</text:span></text:p>
          </table:table-cell>
          <table:table-cell table:style-name="Table1.C2" office:value-type="string">
            <text:p text:style-name="P1">4.503 x 10<text:span text:style-name="T1">12</text:span></text:p>
          </table:table-cell>
        </table:table-row>
        <table:table-row>
          <table:table-cell table:style-name="Table1.A2" office:value-type="string">
            <text:p text:style-name="P1">Luna (Moon)</text:p>
          </table:table-cell>
          <table:table-cell table:style-name="Table1.A2" office:value-type="string">
            <text:p text:style-name="P1">7.36 × 10<text:span text:style-name="T1">22</text:span></text:p>
          </table:table-cell>
          <table:table-cell table:style-name="Table1.C2" office:value-type="string">
            <text:p text:style-name="P1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1">Sol (Sun)</text:p>
          </table:table-cell>
          <table:table-cell table:style-name="Table1.A2" office:value-type="string">
            <text:p text:style-name="P1"><text:s/>1.98892 × 10<text:span text:style-name="T1">30</text:span></text:p>
          </table:table-cell>
          <table:table-cell table:style-name="Table1.C2" office:value-type="string">
            <text:p text:style-name="P1">2.5×10<text:span text:style-name="T1">20</text:span> (around Galactic Center) </text:p>
          </table:table-cell>
        </table:table-row>
      </table:table>
      <text:p text:style-name="P2"/>
      <text:list xml:id="list1692996644353799204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444399933673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442595532388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443614917599" text:continue-numbering="true" text:style-name="L1">
        <text:list-item>
          <text:p text:style-name="P4">You <text:span text:style-name="T3">are </text:span>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214443288638313" text:continue-numbering="true" text:style-name="L1">
        <text:list-item>
          <text:p text:style-name="P4"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443703551136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443296998244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444378208894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442637088860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A254E8280E26AF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16T21:44:42.238172809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310449170</meta:creation-date>
    <meta:editing-duration>PT2M48S</meta:editing-duration>
    <meta:editing-cycles>4</meta:editing-cycles>
    <meta:generator>LibreOffice/5.0.6.2$Linux_X86_64 LibreOffice_project/00$Build-2</meta:generator>
    <dc:date>2016-08-16T21:44:42.159565991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